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 style:list-style-name="L2">
      <style:paragraph-properties fo:margin-left="1.27cm" fo:margin-right="0cm" fo:text-indent="0cm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EN Biodiversity Outline</text:p>
      <text:h text:style-name="Heading_20_1" text:outline-level="1"><text:bookmark-start text:name="hotbed-of-biodiversity"/>1 Hotbed of Biodiversity<text:bookmark-end text:name="hotbed-of-biodiversity"/></text:h>
      <text:p text:style-name="First_20_paragraph">Subtitle: <text:span text:style-name="T1">Halimun Salak National Park</text:span></text:p>
      <text:p text:style-name="Text_20_body">Halimun-Salak one of the most important forest and wildlife conservation parks in Indonesia. Located near major population centers, the park is also a popular eco-tourism destination.</text:p>
      <text:p text:style-name="P3">Suggested Images</text:p>
      <text:list xml:id="list1114004142" text:style-name="L1">
        <text:list-item>
          <text:p text:style-name="P4">Sample flora and fauna</text:p>
        </text:list-item>
        <text:list-item>
          <text:p text:style-name="P4">Tourist activity</text:p>
        </text:list-item>
        <text:list-item>
          <text:p text:style-name="P4">Location Maps</text:p>
        </text:list-item>
      </text:list>
      <text:p text:style-name="First_20_paragraph">This content appears in a box outside of the main text</text:p>
      <text:p text:style-name="Text_20_body">The Javan Hawk Eagle is the model for the Garuda national symbol.</text:p>
      <text:p text:style-name="P3">Suggested Images</text:p>
      <text:list xml:id="list3229777547" text:style-name="L2">
        <text:list-item>
          <text:p text:style-name="P2">Side-by-side image of eagle in flight and Indonesian national symbol.</text:p>
        </text:list-item>
      </text:list>
      <text:h text:style-name="Heading_20_1" text:outline-level="1"><text:bookmark text:name="section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indent="-0.4cm" style:auto-text-indent="false">
        <style:tab-stops/>
      </style:paragraph-properties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BREN Biodiversity Outline</dc:title>
    <dc:description/>
    <dc:subject/>
    <meta:keyword/>
    <meta:initial-creator/>
    <meta:creation-date>2024-11-26T07:23:56Z</meta:creation-date>
    <dc:date>2024-11-26T14:32:00.251168917</dc:date>
    <meta:editing-duration>PT3M52S</meta:editing-duration>
    <meta:editing-cycles>2</meta:editing-cycles>
    <meta:document-statistic meta:table-count="0" meta:image-count="0" meta:object-count="0" meta:page-count="1" meta:paragraph-count="14" meta:word-count="90" meta:character-count="548" meta:non-whitespace-character-count="476"/>
  </office:meta>
</office:document-meta>
</file>